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Calibri" svg:font-family="Calibri"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style:font-face style:name="游明朝" svg:font-family="游明朝"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20pt" style:font-size-asian="20pt" style:font-size-complex="20pt"/>
    </style:style>
    <style:style style:name="P3" style:family="paragraph" style:parent-style-name="Standard">
      <style:text-properties fo:font-size="14pt" style:font-size-asian="14pt" style:font-size-complex="14pt"/>
    </style:style>
    <style:style style:name="P4" style:family="paragraph" style:parent-style-name="Standard">
      <style:text-properties fo:font-size="16pt" style:text-underline-style="solid" style:text-underline-width="auto" style:text-underline-color="font-color" style:font-size-asian="16pt" style:font-size-complex="16pt"/>
    </style:style>
    <style:style style:name="P5" style:family="paragraph" style:parent-style-name="Standard">
      <style:text-properties fo:font-size="16pt" fo:language="en" fo:country="GB" style:text-underline-style="solid" style:text-underline-width="auto" style:text-underline-color="font-color" style:font-size-asian="16pt" style:font-size-complex="16pt"/>
    </style:style>
    <style:style style:name="P6" style:family="paragraph" style:parent-style-name="Standard">
      <loext:graphic-properties draw:fill="solid" draw:fill-color="#1e1e1e"/>
      <style:paragraph-properties fo:margin-top="0cm" fo:margin-bottom="0cm" style:contextual-spacing="false" style:line-height-at-least="0.503cm" fo:background-color="#1e1e1e"/>
    </style:style>
    <style:style style:name="P7" style:family="paragraph" style:parent-style-name="Standard">
      <loext:graphic-properties draw:fill="solid" draw:fill-color="#1e1e1e"/>
      <style:paragraph-properties fo:margin-top="0cm" fo:margin-bottom="0cm" style:contextual-spacing="false" style:line-height-at-least="0.503cm" fo:background-color="#1e1e1e"/>
      <style:text-properties fo:color="#d4d4d4" loext:opacity="100%" style:font-name="Consolas" fo:font-size="10.5pt" fo:language="en" fo:country="GB" style:font-name-asian="Times New Roman" style:font-size-asian="10.5pt" style:font-name-complex="Times New Roman" style:font-size-complex="10.5pt"/>
    </style:style>
    <style:style style:name="P8" style:family="paragraph" style:parent-style-name="Standard">
      <loext:graphic-properties draw:fill="solid" draw:fill-color="#1e1e1e"/>
      <style:paragraph-properties fo:margin-top="0cm" fo:margin-bottom="0cm" style:contextual-spacing="false" style:line-height-at-least="0.503cm" fo:background-color="#1e1e1e"/>
      <style:text-properties fo:color="#d4d4d4" loext:opacity="100%" style:font-name="Consolas" fo:font-size="10.5pt" style:font-name-asian="Times New Roman" style:font-size-asian="10.5pt" style:font-name-complex="Times New Roman" style:font-size-complex="10.5pt"/>
    </style:style>
    <style:style style:name="P9" style:family="paragraph" style:parent-style-name="Standard" style:master-page-name="Standard">
      <style:paragraph-properties fo:text-align="center" style:justify-single-word="false" style:page-number="auto"/>
    </style:style>
    <style:style style:name="P10" style:family="paragraph" style:parent-style-name="Standard">
      <style:paragraph-properties fo:break-before="page"/>
      <style:text-properties fo:font-size="16pt" style:text-underline-style="solid" style:text-underline-width="auto" style:text-underline-color="font-color" style:font-size-asian="16pt" style:font-size-complex="16pt"/>
    </style:style>
    <style:style style:name="T1" style:family="text">
      <style:text-properties fo:color="#ff0000" loext:opacity="100%" fo:font-size="20pt" style:text-underline-style="solid" style:text-underline-width="auto" style:text-underline-color="font-color" style:font-size-asian="20pt" style:font-size-complex="20pt"/>
    </style:style>
    <style:style style:name="T2" style:family="text">
      <style:text-properties fo:font-size="16pt" style:text-underline-style="solid" style:text-underline-width="auto" style:text-underline-color="font-color" style:font-size-asian="16pt" style:font-size-complex="16pt"/>
    </style:style>
    <style:style style:name="T3" style:family="text">
      <style:text-properties fo:font-size="16pt" style:font-size-asian="16pt" style:font-size-complex="16pt"/>
    </style:style>
    <style:style style:name="T4" style:family="text">
      <style:text-properties fo:font-size="16pt" fo:language="en" fo:country="GB" style:text-underline-style="solid" style:text-underline-width="auto" style:text-underline-color="font-color" style:font-size-asian="16pt" style:font-size-complex="16pt"/>
    </style:style>
    <style:style style:name="T5" style:family="text">
      <style:text-properties fo:font-size="14pt" style:font-size-asian="14pt" style:font-size-complex="14pt"/>
    </style:style>
    <style:style style:name="T6" style:family="text">
      <style:text-properties fo:font-size="14pt" style:font-size-asian="14pt" style:font-size-complex="14pt" fo:background-color="#ffff00"/>
    </style:style>
    <style:style style:name="T7" style:family="text">
      <style:text-properties fo:font-size="14pt" officeooo:rsid="001385a2" style:font-size-asian="14pt" style:font-size-complex="14pt"/>
    </style:style>
    <style:style style:name="T8" style:family="text">
      <style:text-properties fo:font-size="14pt" fo:language="en" fo:country="GB" style:font-size-asian="14pt" style:font-size-complex="14pt"/>
    </style:style>
    <style:style style:name="T9" style:family="text">
      <style:text-properties fo:font-size="14pt" officeooo:rsid="0015334a" fo:background-color="transparent" loext:char-shading-value="0" style:font-size-asian="14pt" style:font-size-complex="14pt"/>
    </style:style>
    <style:style style:name="T10" style:family="text">
      <style:text-properties fo:font-size="14pt" officeooo:rsid="00161425" fo:background-color="transparent" loext:char-shading-value="0" style:font-size-asian="14pt" style:font-size-complex="14pt"/>
    </style:style>
    <style:style style:name="T11" style:family="text">
      <style:text-properties fo:font-size="14pt" officeooo:rsid="00170173" fo:background-color="transparent" loext:char-shading-value="0" style:font-size-asian="14pt" style:font-size-complex="14pt"/>
    </style:style>
    <style:style style:name="T12" style:family="text">
      <style:text-properties fo:font-size="14pt" officeooo:rsid="001870a4" fo:background-color="transparent" loext:char-shading-value="0" style:font-size-asian="14pt" style:font-size-complex="14pt"/>
    </style:style>
    <style:style style:name="T13" style:family="text">
      <style:text-properties fo:color="#c586c0" loext:opacity="100%" style:font-name="Consolas" fo:font-size="10.5pt" fo:language="en" fo:country="GB" style:font-name-asian="Times New Roman" style:font-size-asian="10.5pt" style:font-name-complex="Times New Roman" style:font-size-complex="10.5pt"/>
    </style:style>
    <style:style style:name="T14" style:family="text">
      <style:text-properties fo:color="#c586c0" loext:opacity="100%" style:font-name="Consolas" fo:font-size="10.5pt" style:font-name-asian="Times New Roman" style:font-size-asian="10.5pt" style:font-name-complex="Times New Roman" style:font-size-complex="10.5pt"/>
    </style:style>
    <style:style style:name="T15" style:family="text">
      <style:text-properties fo:color="#d4d4d4" loext:opacity="100%" style:font-name="Consolas" fo:font-size="10.5pt" fo:language="en" fo:country="GB" style:font-name-asian="Times New Roman" style:font-size-asian="10.5pt" style:font-name-complex="Times New Roman" style:font-size-complex="10.5pt"/>
    </style:style>
    <style:style style:name="T16" style:family="text">
      <style:text-properties fo:color="#d4d4d4" loext:opacity="100%" style:font-name="Consolas" fo:font-size="10.5pt" style:font-name-asian="Times New Roman" style:font-size-asian="10.5pt" style:font-name-complex="Times New Roman" style:font-size-complex="10.5pt"/>
    </style:style>
    <style:style style:name="T17" style:family="text">
      <style:text-properties fo:color="#9cdcfe" loext:opacity="100%" style:font-name="Consolas" fo:font-size="10.5pt" fo:language="en" fo:country="GB" style:font-name-asian="Times New Roman" style:font-size-asian="10.5pt" style:font-name-complex="Times New Roman" style:font-size-complex="10.5pt"/>
    </style:style>
    <style:style style:name="T18" style:family="text">
      <style:text-properties fo:color="#9cdcfe" loext:opacity="100%" style:font-name="Consolas" fo:font-size="10.5pt" style:font-name-asian="Times New Roman" style:font-size-asian="10.5pt" style:font-name-complex="Times New Roman" style:font-size-complex="10.5pt"/>
    </style:style>
    <style:style style:name="T19" style:family="text">
      <style:text-properties fo:color="#ce9178" loext:opacity="100%" style:font-name="Consolas" fo:font-size="10.5pt" fo:language="en" fo:country="GB" style:font-name-asian="Times New Roman" style:font-size-asian="10.5pt" style:font-name-complex="Times New Roman" style:font-size-complex="10.5pt"/>
    </style:style>
    <style:style style:name="T20" style:family="text">
      <style:text-properties fo:color="#ce9178" loext:opacity="100%" style:font-name="Consolas" fo:font-size="10.5pt" style:font-name-asian="Times New Roman" style:font-size-asian="10.5pt" style:font-name-complex="Times New Roman" style:font-size-complex="10.5pt"/>
    </style:style>
    <style:style style:name="T21" style:family="text">
      <style:text-properties fo:color="#dcdcaa" loext:opacity="100%" style:font-name="Consolas" fo:font-size="10.5pt" fo:language="en" fo:country="GB" style:font-name-asian="Times New Roman" style:font-size-asian="10.5pt" style:font-name-complex="Times New Roman" style:font-size-complex="10.5pt"/>
    </style:style>
    <style:style style:name="T22" style:family="text">
      <style:text-properties fo:color="#dcdcaa" loext:opacity="100%" style:font-name="Consolas" fo:font-size="10.5pt" style:font-name-asian="Times New Roman" style:font-size-asian="10.5pt" style:font-name-complex="Times New Roman" style:font-size-complex="10.5pt"/>
    </style:style>
    <style:style style:name="T23" style:family="text">
      <style:text-properties fo:color="#6a9955" loext:opacity="100%" style:font-name="Consolas" fo:font-size="10.5pt" style:font-name-asian="Times New Roman" style:font-size-asian="10.5pt" style:font-name-complex="Times New Roman" style:font-size-complex="10.5pt"/>
    </style:style>
    <style:style style:name="T24" style:family="text">
      <style:text-properties fo:color="#d7ba7d" loext:opacity="100%" style:font-name="Consolas" fo:font-size="10.5pt" style:font-name-asian="Times New Roman" style:font-size-asian="10.5pt" style:font-name-complex="Times New Roman" style:font-size-complex="10.5pt"/>
    </style:style>
    <style:style style:name="T25" style:family="text">
      <style:text-properties fo:color="#b5cea8" loext:opacity="100%" style:font-name="Consolas" fo:font-size="10.5pt" fo:language="en" fo:country="GB" style:font-name-asian="Times New Roman" style:font-size-asian="10.5pt" style:font-name-complex="Times New Roman" style:font-size-complex="10.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1">Compte rendu </text:span></text:p>
      <text:p text:style-name="P1"><text:span text:style-name="T1">SAE15</text:span></text:p>
      <text:p text:style-name="P2"/>
      <text:p text:style-name="Standard"><text:span text:style-name="T2">Objectif du projet :</text:span></text:p>
      <text:p text:style-name="Standard"><text:span text:style-name="T5"><text:tab/>Lors de ce projet nous devions produire un outil de surveillance de serveur réseaux. En outre l’outil doit pouvoir surveiller la connectivité avec d’autres appareil et les ports qui y sont connectés.</text:span></text:p>
      <text:p text:style-name="Standard"><text:span text:style-name="T5">Pour nos tests nous avons utilisés le serveur iziram.fr</text:span></text:p>
      <text:p text:style-name="P3"/>
      <text:p text:style-name="Standard"><text:span text:style-name="T2">Organisation du travail :</text:span></text:p>
      <text:p text:style-name="Standard"><text:span text:style-name="T3"><text:tab/></text:span><text:span text:style-name="T5">Pour ce projet, nous avons utilisé l’outil git, qui nous permet de synchroniser le travail que chacun produit de son côté.</text:span></text:p>
      <text:p text:style-name="Standard"><text:span text:style-name="T5">Nous nous sommes réparti le travail de façon que la partie Bash, qui récupère les métriques, et la partie python qui les affiches avancent de façon équitable. Pour cela nous avons créé un programme qui simule la récupération des données dans le même style que le script Bash final.</text:span></text:p>
      <text:p text:style-name="Standard"><text:span text:style-name="T5"><text:tab/>Puis lorsque que la partie Bash et python furent assez avancée nous avons fait une séance en commun pour pouvoir voir ce que l’autre membre du binôme a fait et modifier ce qui devait être modifié.</text:span></text:p>
      <text:p text:style-name="P3"/>
      <text:p text:style-name="Standard"><text:span text:style-name="T2">Problème rencontré :</text:span></text:p>
      <text:p text:style-name="Standard"><text:span text:style-name="T5"><text:tab/></text:span><text:span text:style-name="T9">La partie Bash était complexe pour plusieurs points. Premièrement il a fallu récupérer les mesures de connectivité. C’est à dire l’Upload (téléversement), Download(Téléchargement) et le Ping ( L’accessibilité). Le premier problème fut la récupération du téléversement. En effet afin de pouvoir téléverser un fichier sur un serveur il nous faut des droits d’écritures sur le dit serveur. Matthias ayant un serveur à disposition il a mis en place un environnement permettant de se connecter en SSH et d’écrire dans un dossier précis. </text:span><text:span text:style-name="T10">De plus il nous a fallu écrire </text:span><text:span text:style-name="T11">plusieurs autres scripts pour pouvoir avoir des observations intéressantes. </text:span><text:span text:style-name="T12">Ces scripts ont été long à faire car Matthias </text:span><text:soft-page-break/><text:span text:style-name="T12">n’arrivait pas à trouver de moyens de changer la connectivité ou l’utilisation des ports directement en commandes. Il a néanmoins réussit à contourner le problème.</text:span></text:p>
      <text:p text:style-name="Standard"><text:span text:style-name="T5"><text:tab/>Dans la partie python, le choix des graphiques à faire a posé un problème car nous devions choisir des graphiques pertinents. Pour afficher ces graphiques nous avons utilisé matplotlib. Cependant il est n’est pas facile de trouver, dans la documentation de matplotlib la fonction qui correspond à notre recherche sans avoir à chercher dans plusieurs fonctions.</text:span></text:p>
      <text:p text:style-name="P3"/>
      <text:p text:style-name="P3"/>
      <text:p text:style-name="P4"/>
      <text:p text:style-name="Standard"><text:span text:style-name="T2">Récupérer les métriques :</text:span></text:p>
      <text:p text:style-name="Standard"><text:span text:style-name="T2">Métrique 1 :</text:span></text:p>
      <text:p text:style-name="Standard"><text:span text:style-name="T5"><text:tab/>Pour voir les métriques il a fallu les récupérer. Un script bash fut créer pour avoir les données qui concernent la connectivité.</text:span></text:p>
      <text:p text:style-name="Standard"><text:span text:style-name="T5">La script prend en paramètre l’adresse web du serveur pour lequel il faut tester la connectivité(ping). Il prend également en paramètre le chemin du fichier à télécharger pour avoir le download.</text:span></text:p>
      <text:p text:style-name="Standard"><text:span text:style-name="T5"><text:tab/>Le problème du upload est qu’il faut posséder les droits d’écriture sur le serveur. Donc pour cette partie du script nous ne pouvons pas permettre à l’utilisateur de fournir l’accès au serveur. Nous utilisons alors le serveur iziram.fr qui possède une configuration spécialement faite pour ce projet.</text:span></text:p>
      <text:p text:style-name="P6"><text:span text:style-name="T13">if</text:span><text:span text:style-name="T15"> [ </text:span><text:span text:style-name="T17">$#</text:span><text:span text:style-name="T15"> -gt 1 ]</text:span></text:p>
      <text:p text:style-name="P6"><text:span text:style-name="T13">then</text:span></text:p>
      <text:p text:style-name="P6"><text:span text:style-name="T15">    chemin=</text:span><text:span text:style-name="T17">${0</text:span><text:span text:style-name="T15">::-</text:span><text:span text:style-name="T17">15}</text:span></text:p>
      <text:p text:style-name="P6"><text:span text:style-name="T15">    key=</text:span><text:span text:style-name="T19">"</text:span><text:span text:style-name="T17">${chemin}</text:span><text:span text:style-name="T19">iutsshkey"</text:span></text:p>
      <text:p text:style-name="P6"><text:span text:style-name="T15">    ping=</text:span><text:span text:style-name="T19">$(ping -c 1 </text:span><text:span text:style-name="T17">$1</text:span><text:span text:style-name="T19"> </text:span><text:span text:style-name="T15">|</text:span><text:span text:style-name="T19"> grep "time=" </text:span><text:span text:style-name="T15">|</text:span><text:span text:style-name="T19"> cut -d " " -f 8 </text:span><text:span text:style-name="T15">|</text:span><text:span text:style-name="T19"> tr -d "time=")</text:span></text:p>
      <text:p text:style-name="P6"><text:span text:style-name="T15">    download_number=</text:span><text:span text:style-name="T19">`curl -w '%{speed_download}\n' </text:span><text:span text:style-name="T17">$2</text:span><text:span text:style-name="T19"> </text:span><text:span text:style-name="T15">|&amp;</text:span><text:span text:style-name="T19"> tail -n 1`</text:span></text:p>
      <text:p text:style-name="P6"><text:span text:style-name="T15">    upload_number=</text:span><text:span text:style-name="T19">`scp -vi </text:span><text:span text:style-name="T17">$key</text:span><text:span text:style-name="T19"> </text:span><text:span text:style-name="T17">$key</text:span><text:span text:style-name="T19"> iut@iziram.fr:/home/iut/upload </text:span><text:span text:style-name="T15">|&amp;</text:span><text:span text:style-name="T19"> tail -n 2 </text:span><text:span text:style-name="T15">|</text:span><text:span text:style-name="T19"> head -n 1 </text:span><text:span text:style-name="T15">|</text:span><text:span text:style-name="T19"> cut -d " " -f 5`</text:span></text:p>
      <text:p text:style-name="P6"><text:span text:style-name="T15">    upload_number=</text:span><text:span text:style-name="T17">${upload_number</text:span><text:span text:style-name="T15">::-</text:span><text:span text:style-name="T17">1}</text:span></text:p>
      <text:p text:style-name="P7"/>
      <text:p text:style-name="P6"><text:span text:style-name="T15">    upload_number=</text:span><text:span text:style-name="T19">`bc </text:span><text:span text:style-name="T15">&lt;&lt;&lt;</text:span><text:span text:style-name="T19"> </text:span><text:span text:style-name="T17">$upload_number</text:span><text:span text:style-name="T15">*</text:span><text:span text:style-name="T19">1000 `</text:span></text:p>
      <text:p text:style-name="P6"><text:span text:style-name="T15">    upload_number=</text:span><text:span text:style-name="T19">`bc </text:span><text:span text:style-name="T15">&lt;&lt;&lt;</text:span><text:span text:style-name="T19"> </text:span><text:span text:style-name="T17">$upload_number</text:span><text:span text:style-name="T19">/8 `</text:span></text:p>
      <text:p text:style-name="P6"><text:span text:style-name="T15">    upload_number=</text:span><text:span text:style-name="T19">`bc </text:span><text:span text:style-name="T15">&lt;&lt;&lt;</text:span><text:span text:style-name="T19"> </text:span><text:span text:style-name="T17">$upload_number</text:span><text:span text:style-name="T19">/1000 `</text:span></text:p>
      <text:p text:style-name="P6"><text:span text:style-name="T15">    depoch=</text:span><text:span text:style-name="T19">$(date +%s)</text:span></text:p>
      <text:p text:style-name="P6"><text:soft-page-break/><text:span text:style-name="T15">    </text:span><text:span text:style-name="T21">echo</text:span><text:span text:style-name="T15"> </text:span><text:span text:style-name="T19">"</text:span><text:span text:style-name="T17">$ping</text:span><text:span text:style-name="T19">,</text:span><text:span text:style-name="T17">$download_number</text:span><text:span text:style-name="T19">,</text:span><text:span text:style-name="T17">$upload_number</text:span><text:span text:style-name="T19">,</text:span><text:span text:style-name="T17">$depoch</text:span><text:span text:style-name="T19">"</text:span></text:p>
      <text:p text:style-name="P6"><text:span text:style-name="T14">fi</text:span></text:p>
      <text:p text:style-name="P3"/>
      <text:p text:style-name="Standard"><text:span text:style-name="T5">Le script affiche dans la sortie standard des valeurs dans l’ordre suivant :</text:span></text:p>
      <text:p text:style-name="Standard"><text:span text:style-name="T8">Ping, download, upload, temps.</text:span></text:p>
      <text:p text:style-name="Standard"><text:span text:style-name="T8">440, 771, 60, 1638191858</text:span></text:p>
      <text:p text:style-name="P5"/>
      <text:p text:style-name="P5"/>
      <text:p text:style-name="P5"/>
      <text:p text:style-name="Standard"><text:span text:style-name="T4">Métrique 2:</text:span></text:p>
      <text:p text:style-name="Standard"><text:span text:style-name="T5">Les données sur les ports sont récupérées par un autre script :</text:span></text:p>
      <text:p text:style-name="P6"><text:span text:style-name="T23">#!/bin/bash</text:span></text:p>
      <text:p text:style-name="P8"/>
      <text:p text:style-name="P6"><text:span text:style-name="T16">date=</text:span><text:span text:style-name="T20">$(date '+%s')</text:span></text:p>
      <text:p text:style-name="P8"/>
      <text:p text:style-name="P6"><text:span text:style-name="T16">infos=</text:span><text:span text:style-name="T20">$(netstat -nautA inet </text:span><text:span text:style-name="T16">|</text:span><text:span text:style-name="T20"> tail -n +3 </text:span><text:span text:style-name="T16">|</text:span><text:span text:style-name="T20"> tr -s ' ')</text:span></text:p>
      <text:p text:style-name="P8"/>
      <text:p text:style-name="P6"><text:span text:style-name="T16">before=</text:span><text:span text:style-name="T18">$IFS</text:span></text:p>
      <text:p text:style-name="P6"><text:span text:style-name="T16">IFS=</text:span><text:span text:style-name="T20">$'</text:span><text:span text:style-name="T24">\n</text:span><text:span text:style-name="T20">'</text:span></text:p>
      <text:p text:style-name="P6"><text:span text:style-name="T13">for</text:span><text:span text:style-name="T15"> </text:span><text:span text:style-name="T17">ligne</text:span><text:span text:style-name="T15"> </text:span><text:span text:style-name="T13">in</text:span><text:span text:style-name="T15"> </text:span><text:span text:style-name="T17">$infos</text:span></text:p>
      <text:p text:style-name="P6"><text:span text:style-name="T13">do</text:span></text:p>
      <text:p text:style-name="P6"><text:span text:style-name="T15">    socket_local=</text:span><text:span text:style-name="T19">`echo </text:span><text:span text:style-name="T17">$ligne</text:span><text:span text:style-name="T19"> </text:span><text:span text:style-name="T15">|</text:span><text:span text:style-name="T19"> cut -d " " -f 4`</text:span></text:p>
      <text:p text:style-name="P6"><text:span text:style-name="T15">    socket_distant=</text:span><text:span text:style-name="T19">`echo </text:span><text:span text:style-name="T17">$ligne</text:span><text:span text:style-name="T19"> </text:span><text:span text:style-name="T15">|</text:span><text:span text:style-name="T19"> cut -d " " -f 5`</text:span></text:p>
      <text:p text:style-name="P6"><text:span text:style-name="T15">    port_local=</text:span><text:span text:style-name="T19">`echo </text:span><text:span text:style-name="T17">$socket_local</text:span><text:span text:style-name="T19"> </text:span><text:span text:style-name="T15">|</text:span><text:span text:style-name="T19"> cut -d ':' -f 2`</text:span></text:p>
      <text:p text:style-name="P6"><text:span text:style-name="T15">    port_distant=</text:span><text:span text:style-name="T19">`echo </text:span><text:span text:style-name="T17">$socket_distant</text:span><text:span text:style-name="T19"> </text:span><text:span text:style-name="T15">|</text:span><text:span text:style-name="T19"> cut -d ':' -f 2`</text:span></text:p>
      <text:p text:style-name="P7"/>
      <text:p text:style-name="P6"><text:span text:style-name="T15">    protocol=</text:span><text:span text:style-name="T19">"d"</text:span></text:p>
      <text:p text:style-name="P6"><text:span text:style-name="T15">    </text:span><text:span text:style-name="T13">if</text:span><text:span text:style-name="T15"> </text:span><text:span text:style-name="T19">(( port_local </text:span><text:span text:style-name="T15">&gt;</text:span><text:span text:style-name="T19"> </text:span><text:span text:style-name="T25">10000</text:span><text:span text:style-name="T19"> ))</text:span><text:span text:style-name="T15">;</text:span></text:p>
      <text:p text:style-name="P6"><text:span text:style-name="T15">    </text:span><text:span text:style-name="T13">then</text:span></text:p>
      <text:p text:style-name="P6"><text:span text:style-name="T15">       protocol=</text:span><text:span text:style-name="T17">$port_distant</text:span></text:p>
      <text:p text:style-name="P6"><text:span text:style-name="T15">    </text:span><text:span text:style-name="T13">else</text:span></text:p>
      <text:p text:style-name="P6"><text:span text:style-name="T15">       protocol=</text:span><text:span text:style-name="T17">$port_local</text:span></text:p>
      <text:p text:style-name="P6"><text:span text:style-name="T15">    </text:span><text:span text:style-name="T13">fi</text:span></text:p>
      <text:p text:style-name="P7"/>
      <text:p text:style-name="P6"><text:span text:style-name="T15">    </text:span><text:span text:style-name="T21">echo</text:span><text:span text:style-name="T15"> </text:span><text:span text:style-name="T19">"$(echo </text:span><text:span text:style-name="T17">$socket_local</text:span><text:span text:style-name="T19"> </text:span><text:span text:style-name="T15">|</text:span><text:span text:style-name="T19"> cut -d ':' -f 1 ),</text:span><text:span text:style-name="T17">$port_local</text:span><text:span text:style-name="T19">,</text:span><text:span text:style-name="T17">$protocol</text:span><text:span text:style-name="T19">,</text:span><text:span text:style-name="T17">$date</text:span><text:span text:style-name="T19">"</text:span></text:p>
      <text:p text:style-name="P6"><text:span text:style-name="T14">done</text:span><text:span text:style-name="T16">;</text:span></text:p>
      <text:p text:style-name="P6"><text:span text:style-name="T16">IFS=</text:span><text:span text:style-name="T18">$before</text:span></text:p>
      <text:p text:style-name="P6"><text:span text:style-name="T22">exit</text:span><text:span text:style-name="T16"> 0;</text:span></text:p>
      <text:p text:style-name="P3"/>
      <text:p text:style-name="Standard"><text:soft-page-break/><text:span text:style-name="T5">Le script renvoie dans la sortie standard les informations dans cet ordre :</text:span></text:p>
      <text:p text:style-name="Standard"><text:span text:style-name="T5">Interface, port, </text:span><text:span text:style-name="T7">Protocole</text:span><text:span text:style-name="T5">, temps.</text:span></text:p>
      <text:p text:style-name="Standard"><text:span text:style-name="T5">10.1.1.1, 45533, 8080, 1638188558</text:span></text:p>
      <text:p text:style-name="P4"/>
      <text:p text:style-name="P4"/>
      <text:p text:style-name="P4"/>
      <text:p text:style-name="P4"/>
      <text:p text:style-name="P10"/>
      <text:p text:style-name="Standard"><text:span text:style-name="T2">Stocker les informations :</text:span></text:p>
      <text:p text:style-name="Standard"><text:span text:style-name="T5"><text:tab/>Comme je vous l’ai expliqué les scripts ne retourne leur résultat que dans la sortie standard, or pour pouvoir afficher les informations nous devons les disposer dans un fichier scv, qui, par la suite sera repris dans le programme en python. Pour cela crontab sera utiliser. Crontab est un outil qui permet de faire une action a un moment précis sans avoir à le faire manuellement.</text:span></text:p>
      <text:p text:style-name="P3"/>
      <text:p text:style-name="Standard"><text:span text:style-name="T6">Insérer partie qui montre l’utilisation de crontab</text:span></text:p>
      <text:p text:style-name="P3"/>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Calibri" svg:font-family="Calibri"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false" style:font-name-asian="游明朝" style:font-size-asian="11pt" style:language-asian="ja" style:country-asian="JP"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游明朝" style:font-size-asian="11pt" style:language-asian="ja" style:country-asian="JP"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4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page-layout>
  </office:automatic-styles>
  <office:master-styles>
    <style:master-page style:name="Standard" style:page-layout-name="Mpm1">
      <style:header>
        <text:p text:style-name="Header">Victor Bienvenu</text:p>
        <text:p text:style-name="Header">Matthias Hartman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Victor Bienvenu</meta:initial-creator>
    <meta:editing-cycles>15</meta:editing-cycles>
    <meta:creation-date>2022-01-05T08:50:00</meta:creation-date>
    <dc:date>2022-01-11T22:04:37.571000000</dc:date>
    <meta:editing-duration>PT3H42M7S</meta:editing-duration>
    <meta:generator>LibreOffice/7.0.1.2$Windows_X86_64 LibreOffice_project/7cbcfc562f6eb6708b5ff7d7397325de9e764452</meta:generator>
    <meta:document-statistic meta:table-count="0" meta:image-count="0" meta:object-count="0" meta:page-count="5" meta:paragraph-count="66" meta:word-count="748" meta:character-count="4780" meta:non-whitespace-character-count="399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